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ndomNumberModule.getAttributeNames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domNumberModule.getAttributeValues( String name ,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andomNumberModule.getAttribute( String name , Configuration modeConf , Map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